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Courier 10 Pitch" svg:font-family="'Courier 10 Pitch'"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style:style>
    <style:style style:name="P2"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paragraph-rsid="00197af3"/>
    </style:style>
    <style:style style:name="P3"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97af3" officeooo:paragraph-rsid="00197af3"/>
    </style:style>
    <style:style style:name="P4"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bcea9" officeooo:paragraph-rsid="001bcea9"/>
    </style:style>
    <style:style style:name="P5"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d7144"/>
    </style:style>
    <style:style style:name="P6"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f2790"/>
    </style:style>
    <style:style style:name="P7"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1fc16b"/>
    </style:style>
    <style:style style:name="P8"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d7144" officeooo:paragraph-rsid="0020d417"/>
    </style:style>
    <style:style style:name="P9"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1fc16b" officeooo:paragraph-rsid="001fc16b"/>
    </style:style>
    <style:style style:name="P10"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20d417" officeooo:paragraph-rsid="0020d417"/>
    </style:style>
    <style:style style:name="P11"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2pt" officeooo:rsid="0021ed7d" officeooo:paragraph-rsid="0021ed7d"/>
    </style:style>
    <style:style style:name="P12" style:family="paragraph" style:parent-style-name="Text_20_body">
      <style:paragraph-properties fo:margin-left="0in" fo:margin-right="0in" fo:margin-top="0in" fo:margin-bottom="0in" loext:contextual-spacing="false" fo:text-indent="0in" style:auto-text-indent="false"/>
      <style:text-properties fo:color="#000000" style:font-name="Calibri" fo:font-size="16pt" fo:font-weight="bold" officeooo:rsid="0020d417" officeooo:paragraph-rsid="0020d417" style:font-size-asian="16pt" style:font-weight-asian="bold" style:font-size-complex="16pt" style:font-weight-complex="bold"/>
    </style:style>
    <style:style style:name="P13" style:family="paragraph" style:parent-style-name="Text_20_body">
      <style:paragraph-properties fo:margin-left="0in" fo:margin-right="0in" fo:margin-top="0in" fo:margin-bottom="0in" loext:contextual-spacing="false" fo:text-indent="0in" style:auto-text-indent="false"/>
      <style:text-properties fo:color="#000000" style:font-name="Courier 10 Pitch" fo:font-size="10pt" officeooo:rsid="0021ed7d" officeooo:paragraph-rsid="0021ed7d" style:font-size-asian="8.75pt" style:font-size-complex="10pt"/>
    </style:style>
    <style:style style:name="T1" style:family="text">
      <style:text-properties officeooo:rsid="001bcea9"/>
    </style:style>
    <style:style style:name="T2" style:family="text">
      <style:text-properties officeooo:rsid="001d7144"/>
    </style:style>
    <style:style style:name="T3" style:family="text">
      <style:text-properties officeooo:rsid="001f2790"/>
    </style:style>
    <style:style style:name="T4" style:family="text">
      <style:text-properties officeooo:rsid="001fc16b"/>
    </style:style>
    <style:style style:name="T5" style:family="text">
      <style:text-properties fo:font-style="italic" officeooo:rsid="001fc16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fc16b" style:font-style-asian="normal" style:font-style-complex="normal"/>
    </style:style>
    <style:style style:name="T8" style:family="text">
      <style:text-properties fo:font-style="normal" officeooo:rsid="0020d417" style:font-style-asian="normal" style:font-style-complex="normal"/>
    </style:style>
    <style:style style:name="T9" style:family="text">
      <style:text-properties officeooo:rsid="0021ed7d"/>
    </style:style>
    <style:style style:name="T10" style:family="text">
      <style:text-properties style:font-name="Courier 10 Pitc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am 7</text:p>
      <text:p text:style-name="P3">Assignment 3: pthread concert ticket <text:span text:style-name="T1">sellers</text:span></text:p>
      <text:p text:style-name="P1"/>
      <text:p text:style-name="P1">Jonathan Weinstein<text:tab/><text:tab/>009789039</text:p>
      <text:p text:style-name="P1">Roy Zhang<text:tab/><text:tab/><text:tab/><text:tab/>010891179</text:p>
      <text:p text:style-name="P1">Nicholas Gadjali<text:tab/><text:tab/><text:tab/>009882743</text:p>
      <text:p text:style-name="P2">Erik Xu<text:tab/><text:tab/><text:tab/><text:tab/><text:tab/>008349718</text:p>
      <text:p text:style-name="P1">Kevin Ma<text:tab/><text:tab/><text:tab/><text:tab/><text:tab/>010200411</text:p>
      <text:p text:style-name="P3">Bryan Gallardo<text:tab/><text:tab/><text:tab/><text:span text:style-name="T1">0</text:span><text:tab/><text:tab/></text:p>
      <text:p text:style-name="P3"/>
      <text:p text:style-name="P4"><text:span text:style-name="T2">Supplementing this report</text:span>, further design decision<text:span text:style-name="T2">s</text:span> an<text:span text:style-name="T2">d</text:span> findings can be discussed during the grading session.</text:p>
      <text:p text:style-name="P4"/>
      <text:p text:style-name="P5">The source code is in POSIX C99, and consists of sellers.c and util.h. Building is basic and instructions are listed atop of sellers.c. A makefile is also provided for convenience. The program was tested on a Linux machine.</text:p>
      <text:p text:style-name="P3"/>
      <text:p text:style-name="P8">The hw3 description in the two pdf’s are not specific or clear on the program behavior in some areas. <text:span text:style-name="T3">Some freedom is also allowed in the project (other people are using Java and thus not using pthreads or language suitable for systems programming), so we made modifications that we feel make sense. These include:</text:span></text:p>
      <text:p text:style-name="P6"/>
      <text:p text:style-name="P6">* <text:span text:style-name="T3">Use 0 indexing for everything.</text:span></text:p>
      <text:p text:style-name="P6">* <text:span text:style-name="T3">Sellers are identified by a letter, customers by integer id.</text:span></text:p>
      <text:p text:style-name="P6">* <text:span text:style-name="T3">More specific on how seat fill ordering should happen taking various cases into account (e.g: low-price sellers start at position 99, and work towards the middle. If they collide with the mid sellers, then the low sellers start selling towards the front starting at the end of top gap.).</text:span></text:p>
      <text:p text:style-name="P7">* <text:span text:style-name="T4">We make "1 minute" be 10 milliseconds(msec) in program execution time.</text:span></text:p>
      <text:p text:style-name="P7">* <text:span text:style-name="T4">Instead of 10 </text:span><text:span text:style-name="T5">seperate(not including main)</text:span><text:span text:style-name="T7"> we have 9 separate threads, where main becomes the lone high-price seller after all initialization work is done. We think this is a good insight, because a each thread has a cost to them, and main would just be sleeping the whole time in the former method.</text:span></text:p>
      <text:p text:style-name="P7"><text:soft-page-break/><text:span text:style-name="T7">* We only use the condition variable once. It is used to signal that all other threads are ready and in cond_wait(), before broadcast() is called, so no thread misses it. Also, we use a special strategy of when to call broadcast, where there is no dedicated thread that may call it. Since before calling cond_wait(), a thread must have the mutex, it decrements a global counter initialized to the number of threads(10) before it might call cond_wait(). If the result is zero, the thread knows that all 9 other threads are in cond_wait(), and so the thread can instead issue the broadcast, knowing everyone else will receive it. This safely and deterministically ensures all threads begin at the same time </text:span><text:span text:style-name="T8">(they start at the close to the same time just because it was in the specs, and as an exercise in condition variables)</text:span><text:span text:style-name="T7">.</text:span></text:p>
      <text:p text:style-name="P7"><text:span text:style-name="T7"/></text:p>
      <text:p text:style-name="P9"><text:span text:style-name="T6">After that, only a mutex is used, as that is a more appropriate way to protect a shared data structure </text:span><text:span text:style-name="T8">(the integers that determine the next seat index)</text:span><text:span text:style-name="T6">.</text:span></text:p>
      <text:p text:style-name="P9"><text:span text:style-name="T6"/></text:p>
      <text:p text:style-name="P12">Synchronization strategy and parameters for realism:</text:p>
      <text:p text:style-name="P10">Our strategy is simple: just have a single mutex for all the seats. We think this is appropriate, because reserving a seat is an O(1) operation involving only a few integer loads, stores and compares. That is the critical section, and not a lot of time is spent in it compared <text:span text:style-name="T9">to </text:span>service time. After reserving a seat, a thread gets a unique index into a global array and can do whatever it wants with that slot without holding <text:span text:style-name="T9">the</text:span> lock. Also, to simulate doing some kind of (independent) work, the thread goes to sleep (again, not holding the lock) for some milliseconds (the low-sellers sleep from any where in 40-70 milliseconds, a long time for the cpu), thus contention on the single lock should be low.</text:p>
      <text:p text:style-name="P10"/>
      <text:p text:style-name="P11">The following shows trimmed output of some sample runs. If you run the program yourself, please make your terminal about 120 characters wide.</text:p>
      <text:p text:style-name="P11"/>
      <text:p text:style-name="P11">Usage is:</text:p>
      <text:p text:style-name="P11"><text:tab/><text:span text:style-name="T10">./sellers.out [N customers] [rng seed]</text:span></text:p>
      <text:p text:style-name="P11"><text:span text:style-name="T10"/></text:p>
      <text:p text:style-name="P11"><text:span text:style-name="T10"/></text:p>
      <text:p text:style-name="P13"/>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Courier 10 Pitch" svg:font-family="'Courier 10 Pitch'"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3:49:51.789358048</meta:creation-date>
    <dc:date>2018-03-20T16:47:14.775172018</dc:date>
    <meta:editing-duration>PT8M22S</meta:editing-duration>
    <meta:editing-cycles>1</meta:editing-cycles>
    <meta:document-statistic meta:table-count="0" meta:image-count="0" meta:object-count="0" meta:page-count="3" meta:paragraph-count="23" meta:word-count="601" meta:character-count="3519" meta:non-whitespace-character-count="2922"/>
    <meta:generator>LibreOffice/5.1.6.2$Linux_X86_64 LibreOffice_project/10m0$Build-2</meta:generator>
  </office:meta>
</office:document-meta>
</file>